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892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1.789cm" fo:break-before="auto" style:use-optimal-row-height="true"/>
    </style:style>
    <style:style style:name="ro4" style:family="table-row">
      <style:table-row-properties style:row-height="0.92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0.684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과몰입금지</text:p>
          </table:table-cell>
          <table:table-cell table:style-name="ce14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기적의 분식집</text:p>
          </table:table-cell>
          <table:table-cell table:style-name="ce14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</text:p>
          </table:table-cell>
          <table:table-cell table:style-name="ce14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난중설화</text:p>
          </table:table-cell>
          <table:table-cell table:style-name="ce14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네바에</text:p>
          </table:table-cell>
          <table:table-cell table:style-name="ce14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램지</text:p>
          </table:table-cell>
          <table:table-cell table:style-name="ce14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로드</text:p>
          </table:table-cell>
          <table:table-cell table:style-name="ce14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네브: 별을 건너서</text:p>
          </table:table-cell>
          <table:table-cell table:style-name="ce14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이브 더 다이버</text:p>
          </table:table-cell>
          <table:table-cell table:style-name="ce14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핀</text:p>
          </table:table-cell>
          <table:table-cell table:style-name="ce14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로드 오브 파티</text:p>
          </table:table-cell>
          <table:table-cell table:style-name="ce14" office:value-type="string" calcext:value-type="string">
            <text:p>The Lord of the Parties</text:p>
          </table:table-cell>
          <table:table-cell table:style-name="ce14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14" office:value-type="string" calcext:value-type="string">
            <text:p>Magic Cube, Dizcon</text:p>
          </table:table-cell>
          <table:table-cell table:style-name="ce14" office:value-type="string" calcext:value-type="string">
            <text:p>HIKE Inc.</text:p>
          </table:table-cell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  <text:p/>
            <text:p>Dizcon : 부산광역시 사상구 주례로 47, 동서대학교 시티엘관(15번건물) 104호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바토: 오리지널 콤플렉스</text:p>
          </table:table-cell>
          <table:table-cell table:style-name="ce14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시의 일기</text:p>
          </table:table-cell>
          <table:table-cell table:style-name="ce14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린, 퍼즐에 그려진 소녀 이야기</text:p>
          </table:table-cell>
          <table:table-cell table:style-name="ce14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3 Re:Fine －인형 마녀 아이루디의 이야기－</text:p>
          </table:table-cell>
          <table:table-cell table:style-name="ce14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탈릭 차일드</text:p>
          </table:table-cell>
          <table:table-cell table:style-name="ce14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</text:p>
          </table:table-cell>
          <table:table-cell table:style-name="ce14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 II</text:p>
          </table:table-cell>
          <table:table-cell table:style-name="ce14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태솔로</text:p>
          </table:table-cell>
          <table:table-cell table:style-name="ce14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별이되어라2: 베다의 기사들</text:p>
          </table:table-cell>
          <table:table-cell table:style-name="ce14" office:value-type="string" calcext:value-type="string">
            <text:p>ASTRA: Knights of Veda</text:p>
          </table:table-cell>
          <table:table-cell table:style-name="ce14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14" office:value-type="string" calcext:value-type="string">
            <text:p>FLINT</text:p>
          </table:table-cell>
          <table:table-cell table:style-name="ce14" office:value-type="string" calcext:value-type="string">
            <text:p>HYBE IM</text:p>
          </table:table-cell>
          <table:table-cell table:style-name="ce26"/>
          <table:table-cell table:style-name="ce28"/>
          <table:table-cell table:style-name="ce37" office:value-type="string" calcext:value-type="string">
            <text:p>법인명(상호): (주)플린트</text:p>
            <text:p>대표자(성명): 김영모</text:p>
            <text:p>사업자등록번호: 220-88-61142</text:p>
            <text:p>서울특별시 강남구 테헤란로414, 11층 (L&amp;B타워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루 웬즈데이</text:p>
          </table:table-cell>
          <table:table-cell table:style-name="ce14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나이트</text:p>
          </table:table-cell>
          <table:table-cell table:style-name="ce14" office:value-type="string" calcext:value-type="string">
            <text:p>Before The Night</text:p>
          </table:table-cell>
          <table:table-cell table:style-name="ce14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number-columns-repeated="2" table:style-name="ce14" office:value-type="string" calcext:value-type="string">
            <text:p>Uneducated Game Studio</text:p>
          </table:table-cell>
          <table:table-cell table:style-name="ce26"/>
          <table:table-cell table:style-name="ce28" office:value-type="string" calcext:value-type="string">
            <text:p>검색해도 정보가 나오지 않아 잘 모르겠지만 대충 넘어가자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그레스</text:p>
          </table:table-cell>
          <table:table-cell table:style-name="ce14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망여각</text:p>
          </table:table-cell>
          <table:table-cell table:style-name="ce14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나비</text:p>
          </table:table-cell>
          <table:table-cell table:style-name="ce14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타는 교복을 입을 수 밖에 없어</text:p>
          </table:table-cell>
          <table:table-cell table:style-name="ce14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븐데이즈 오리진</text:p>
          </table:table-cell>
          <table:table-cell table:style-name="ce14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숲속의 작은 마녀</text:p>
          </table:table-cell>
          <table:table-cell table:style-name="ce14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식스타 게이트: 스타트레일</text:p>
          </table:table-cell>
          <table:table-cell table:style-name="ce14" office:value-type="string" calcext:value-type="string">
            <text:p>Sixtar Gate: STARTRAIL</text:p>
          </table:table-cell>
          <table:table-cell table:style-name="ce14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14" office:value-type="string" calcext:value-type="string">
            <text:p>Lyrebird Studio, Starlike Inc.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전라북도 전주시 덕진구 오공로 123 전북테크비즈센터 908호</text:p>
            <text:p/>
            <text:p>대표이사 채병효 ｜ 사업자등록번호 299-81-02494</text:p>
            <text:p/>
            <text:p>이용약관개인정보처리방침</text:p>
            <text:p>Copyright ⓒ 2023 스타라이크 주식회사 All rights reserved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실망실업자</text:p>
          </table:table-cell>
          <table:table-cell table:style-name="ce14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썸썸 편의점</text:p>
          </table:table-cell>
          <table:table-cell table:style-name="ce14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라하 : 이은도의 저주</text:p>
          </table:table-cell>
          <table:table-cell table:style-name="ce14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 office:value-type="string" calcext:value-type="string">
            <text:p>아키타입 블루</text:p>
          </table:table-cell>
          <table:table-cell table:style-name="ce14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엑스 인베이더</text:p>
          </table:table-cell>
          <table:table-cell table:style-name="ce14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포키우기</text:p>
          </table:table-cell>
          <table:table-cell table:style-name="ce14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오구와 비밀의 숲</text:p>
          </table:table-cell>
          <table:table-cell table:style-name="ce14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튜버 서바이버즈</text:p>
          </table:table-cell>
          <table:table-cell table:style-name="ce14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터널 리턴</text:p>
          </table:table-cell>
          <table:table-cell table:style-name="ce14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장화홍련: 기억의 조각</text:p>
          </table:table-cell>
          <table:table-cell table:style-name="ce17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구멸망 60초전! -운석배구 편-</text:p>
          </table:table-cell>
          <table:table-cell table:style-name="ce14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크로노 아크</text:p>
          </table:table-cell>
          <table:table-cell table:style-name="ce17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트러블슈터: 버려진 아이들</text:p>
          </table:table-cell>
          <table:table-cell table:style-name="ce17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팀파이트 매니저</text:p>
          </table:table-cell>
          <table:table-cell table:style-name="ce14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파이널나이트</text:p>
          </table:table-cell>
          <table:table-cell table:style-name="ce14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편집장</text:p>
          </table:table-cell>
          <table:table-cell table:style-name="ce14" office:value-type="string" calcext:value-type="string">
            <text:p>THE EDITOR</text:p>
          </table:table-cell>
          <table:table-cell table:style-name="ce14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number-columns-repeated="2" table:style-name="ce14" office:value-type="string" calcext:value-type="string">
            <text:p>DECATREE GAMES</text:p>
          </table:table-cell>
          <table:table-cell table:style-name="ce26"/>
          <table:table-cell table:style-name="ce2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플레비 퀘스트: 더 크루세이즈</text:p>
          </table:table-cell>
          <table:table-cell table:style-name="ce17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피숲의 연금술사</text:p>
          </table:table-cell>
          <table:table-cell table:style-name="ce14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number-columns-repeated="3"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P의 거짓</text:p>
          </table:table-cell>
          <table:table-cell table:style-name="ce14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ASCENXION</text:p>
          </table:table-cell>
          <table:table-cell table:style-name="ce14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lindia</text:p>
          </table:table-cell>
          <table:table-cell table:style-name="ce14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olorzzle</text:p>
          </table:table-cell>
          <table:table-cell table:style-name="ce14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Darong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 office:value-type="string" calcext:value-type="string">
            <text:p>경기도 성남시 분당구 성남대로331번길 8, 19층 (정자동,킨스타워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ute Invaders</text:p>
          </table:table-cell>
          <table:table-cell table:style-name="ce14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 office:value-type="string" calcext:value-type="string">
            <text:p>Magic Cube 는 홈페이지가 영어만 있다. 한글 페이지가 있으면 좋을텐데 아쉽네.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17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JMAX RESPECT V</text:p>
          </table:table-cell>
          <table:table-cell table:style-name="ce14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reamals</text:p>
          </table:table-cell>
          <table:table-cell table:style-name="ce14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XINESS Co,. Ltd.</text:p>
          </table:table-cell>
          <table:table-cell table:style-name="ce26"/>
          <table:table-cell table:style-name="ce2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  <table:table-cell table:style-name="ce37" office:value-type="string" calcext:value-type="string">
            <text:p>서울 구로구 디지털로33길 11, 503호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EZ2ON REBOOT : R</text:p>
          </table:table-cell>
          <table:table-cell table:style-name="ce14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14" office:value-type="string" calcext:value-type="string">
            <text:p>Neonovice Co., Ltd., SQUARE PIXELS</text:p>
          </table:table-cell>
          <table:table-cell table:style-name="ce14" office:value-type="string" calcext:value-type="string">
            <text:p>Neonovice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Kill the Dictator</text:p>
          </table:table-cell>
          <table:table-cell table:style-name="ce14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14" office:value-type="string" calcext:value-type="string">
            <text:p>Afeel inc, Magic Cube</text:p>
          </table:table-cell>
          <table:table-cell table:style-name="ce14" office:value-type="string" calcext:value-type="string">
            <text:p>Afeel inc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rge &amp; Blade</text:p>
          </table:table-cell>
          <table:table-cell table:style-name="ce14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/>
          <table:table-cell table:style-name="ce37" office:value-type="string" calcext:value-type="string">
            <text:p>Contact : magiccubegames@gmail.com</text:p>
            <text:p>1219,Bucksan e-Centum Class One, 99, Centum dong-ro, Haeundae-gu, Busan,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teor 60 Seconds!</text:p>
          </table:table-cell>
          <table:table-cell table:style-name="ce14" office:value-type="string" calcext:value-type="string">
            <text:p>https://store.steampowered.com/app/788770/Meteor_60_Seconds/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 office:value-type="string" calcext:value-type="string">
            <text:p>한글 제목이 스팀의 타이틀 페이지에만 있다.</text:p>
          </table:table-cell>
          <table:table-cell table:style-name="ce37" office:value-type="string" calcext:value-type="string">
            <text:p><text:a xlink:href="https://twitter.com/avocavo_fruit" xlink:type="simple">https://twitter.com/avocavo_fruit</text:a></text:p>
            <text:p>자세한 정보를 찾을 수가 없는데. 일단 대한민국 서울에 살고 계시다고 합니다.</text:p>
            <text:p>대충 한국 게임으로 치겠습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ini Island</text:p>
          </table:table-cell>
          <table:table-cell table:style-name="ce14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ini Island: Night</text:p>
          </table:table-cell>
          <table:table-cell table:style-name="ce14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Ninja_Issen/" xlink:type="simple">https://store.steampowered.com/app/1714550/Ninja_Issen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in Island</text:p>
          </table:table-cell>
          <table:table-cell table:style-name="ce14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ed Island</text:p>
          </table:table-cell>
          <table:table-cell table:style-name="ce14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acred Stones</text:p>
          </table:table-cell>
          <table:table-cell table:style-name="ce14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number-columns-repeated="2"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now Island</text:p>
          </table:table-cell>
          <table:table-cell table:style-name="ce14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PLIT BULLET</text:p>
          </table:table-cell>
          <table:table-cell table:style-name="ce14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The Dew</text:p>
          </table:table-cell>
          <table:table-cell table:style-name="ce14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14" office:value-type="string" calcext:value-type="string">
            <text:p>ZZICON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Vectorium</text:p>
          </table:table-cell>
          <table:table-cell table:style-name="ce14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number-columns-repeated="2" table:style-name="ce14" office:value-type="string" calcext:value-type="string">
            <text:p>IndigoBlue Game Studio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2"/>
        </table:table-row>
        <table:table-row table:style-name="ro1" table:number-rows-repeated="104842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game_table" table:target-range-address="list.B121:list.C122" table:on-update-keep-styles="true" table:on-update-keep-size="false"/>
        <table:database-range table:name="__Anonymous_Sheet_DB__0" table:target-range-address="list.B2:list.H14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49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49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49P0"/>
    </number:currency-style>
    <number:currency-style style:name="N15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51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51P0"/>
    </number:currency-style>
    <number:currency-style style:name="N15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52P0"/>
    </number:currency-style>
    <number:currency-style style:name="N15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5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53P0"/>
    </number:currency-style>
    <number:currency-style style:name="N155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55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55P0"/>
    </number:currency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number number:decimal-places="2" number:min-decimal-places="2" number:min-integer-digits="1" number:grouping="true"/>
      <number:text> </number:text>
    </number:number-style>
    <number:number-style style:name="N15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currency-style style:name="N16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6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61P0"/>
    </number:currency-style>
    <number:currency-style style:name="N163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63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63P0"/>
    </number:currency-style>
    <number:date-style style:name="N164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5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70">
      <number:day number:calendar="jewish"/>
      <number:text> </number:text>
      <number:month number:calendar="jewish" number:style="long" number:textual="true"/>
    </number:date-style>
    <number:date-style style:name="N171">
      <number:month number:calendar="jewish" number:style="long" number:textual="true"/>
      <number:text> </number:text>
      <number:day number:calendar="jewish"/>
    </number:date-style>
    <number:date-style style:name="N172">
      <number:month number:calendar="jewish" number:style="long" number:textual="true"/>
      <number:text> </number:text>
      <number:year number:calendar="jewish" number:style="long"/>
    </number:date-style>
    <number:date-style style:name="N173">
      <number:month number:calendar="jewish" number:style="long" number:textual="true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6">0000/00/00</text:date>, <text:time style:data-style-name="N2" text:time-value="19:56:48.715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0-26T20:00:24.039000000</dc:date>
    <meta:editing-duration>PT14H34M54S</meta:editing-duration>
    <meta:editing-cycles>367</meta:editing-cycles>
    <meta:document-statistic meta:table-count="1" meta:cell-count="1090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Function ExportList( sheet as Variant, active_area_h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, j as Integer
	For i = StartY to active_area_h
    
		'
		' Check Export Flag
		'
		If sheet.getCellByPosition( StartX, i ).String = "x" Then
			GoTo Continue
		EndIf
    	
    	
    	
		'
		' Empty is End
		'
		If sheet.getCellByPosition( key_index, i ).String = "" Then
			Exit For
		EndIf
		
		
		
		'
		' 초성 출력
		'
		s = Left( sheet.getCellByPosition( key_index, i ).String, 1 )
		s = UCase( s )
		b = s
		current_code = ConvertBytes2Code( b )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
	'
	InitKoreanPartsList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pf.WriteLine( Chr( 10 ) &amp; Chr( 10 ) )
		pf.WriteLine( "&lt;br/&gt;&lt;br/&gt;" 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pf.WriteLine( "&lt;br/&gt;&lt;br/&gt;" )
		
		
		'
		' Write : Number, English List
		'
		pf.WriteLine( "##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